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position="sub 58%" fo:font-style="italic" officeooo:rsid="000db681" officeooo:paragraph-rsid="000db681" style:font-style-asian="italic" style:font-style-complex="italic"/>
    </style:style>
    <style:style style:name="P2" style:family="paragraph" style:parent-style-name="Standard">
      <style:text-properties style:text-position="sub 58%" fo:font-size="32pt" fo:font-style="italic" officeooo:rsid="000db681" officeooo:paragraph-rsid="000db681" style:font-size-asian="32pt" style:font-style-asian="italic" style:font-size-complex="32pt" style:font-style-complex="italic"/>
    </style:style>
    <style:style style:name="P3" style:family="paragraph" style:parent-style-name="Standard">
      <style:text-properties style:text-position="sub 58%" fo:font-size="32pt" fo:font-style="italic" officeooo:rsid="000db681" officeooo:paragraph-rsid="0011d6cf" style:font-size-asian="32pt" style:font-style-asian="italic" style:font-size-complex="32pt" style:font-style-complex="italic"/>
    </style:style>
    <style:style style:name="P4" style:family="paragraph" style:parent-style-name="Standard">
      <style:text-properties style:text-position="sub 58%" fo:font-size="32pt" fo:font-style="italic" officeooo:rsid="000e7c4f" officeooo:paragraph-rsid="000e7c4f" style:font-size-asian="32pt" style:font-style-asian="italic" style:font-size-complex="32pt" style:font-style-complex="italic"/>
    </style:style>
    <style:style style:name="P5" style:family="paragraph" style:parent-style-name="Standard">
      <style:text-properties style:text-position="sub 58%" fo:font-size="32pt" fo:font-style="italic" officeooo:rsid="00105e3a" officeooo:paragraph-rsid="00105e3a" style:font-size-asian="32pt" style:font-style-asian="italic" style:font-size-complex="32pt" style:font-style-complex="italic"/>
    </style:style>
    <style:style style:name="T1" style:family="text">
      <style:text-properties officeooo:rsid="000e7c4f"/>
    </style:style>
    <style:style style:name="T2" style:family="text">
      <style:text-properties officeooo:rsid="0010e0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/>
      <text:p text:style-name="P2"/>
      <text:p text:style-name="P2">I used python in writting code for qrcode.</text:p>
      <text:p text:style-name="P2">This creates qrcode and if we give any data,it stores that.We can connect links also.</text:p>
      <text:p text:style-name="P2"/>
      <text:p text:style-name="P2">If we scan this and if our qrcode was <text:s/>connected to any link then it directly goes to </text:p>
      <text:p text:style-name="P2">that website.</text:p>
      <text:p text:style-name="P3">I</text:p>
      <text:p text:style-name="P3"/>
      <text:p text:style-name="P3"><text:s/>used libraries <text:span text:style-name="T1">like qrcode </text:span>in this code.<text:span text:style-name="T1">These consists of so many fun which are usuful.</text:span></text:p>
      <text:p text:style-name="P4">These are everywhere.Somany are using these .</text:p>
      <text:p text:style-name="P4"/>
      <text:p text:style-name="P4"/>
      <text:p text:style-name="P4"/>
      <text:p text:style-name="P4">These store so much information in small figure.It takes less memory.</text:p>
      <text:p text:style-name="P4"/>
      <text:p text:style-name="P5"><text:soft-page-break/>These are very easy to use.It is very nice to do this.</text:p>
      <text:p text:style-name="P5">Because of <text:span text:style-name="T2">doing this ,I saw so many thing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0:50:26.485553034</meta:creation-date>
    <dc:date>2019-01-13T12:02:18.144446564</dc:date>
    <meta:editing-duration>PT6M41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2" meta:paragraph-count="10" meta:word-count="98" meta:character-count="527" meta:non-whitespace-character-count="436"/>
  </office:meta>
</office:document-meta>
</file>